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97525D181DAC3936.png" manifest:media-type="image/png"/>
  <manifest:file-entry manifest:full-path="Pictures/10000000000004B200000424D570FBE061AEDB4E.png" manifest:media-type="image/png"/>
  <manifest:file-entry manifest:full-path="Pictures/10000000000004B2000004246D2B9C97347F98EC.png" manifest:media-type="image/png"/>
  <manifest:file-entry manifest:full-path="Pictures/10000000000004B20000042480A90A974DD62D6B.png" manifest:media-type="image/png"/>
  <manifest:file-entry manifest:full-path="Pictures/10000000000004B20000042475504CEFE5145C06.png" manifest:media-type="image/png"/>
  <manifest:file-entry manifest:full-path="Pictures/10000000000004B200000424AFE1BCAC765E3CFA.png" manifest:media-type="image/png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937EA21A4A83B254.png" manifest:media-type="image/png"/>
  <manifest:file-entry manifest:full-path="Pictures/10000000000004B20000035F3767BBDA4FEFC49A.png" manifest:media-type="image/png"/>
  <manifest:file-entry manifest:full-path="Pictures/10000000000004B200000408A2341A327A94B914.png" manifest:media-type="image/png"/>
  <manifest:file-entry manifest:full-path="Pictures/10000000000004B2000004246CE886D7647FA562.png" manifest:media-type="image/png"/>
  <manifest:file-entry manifest:full-path="Pictures/10000000000004B2000004245270BF8FB38693EE.png" manifest:media-type="image/png"/>
  <manifest:file-entry manifest:full-path="Pictures/10000000000004B20000042455D2392EB97EF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5.94cm, 9.139cm, 0.20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1.338cm, 0.1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3.37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049cm, 5.758cm, 5.286cm, 0.1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5cm, 5.885cm, 1.34cm, 0.13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658cm, 5.885cm, 6.037cm, 0.26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7cm, 5.885cm, 6.037cm, 0.13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864cm, 5.885cm, 2.735cm, 0.64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25cm, 6.393cm, 4.894cm, 0.51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2.037cm" fo:min-width="5.851cm" fo:wrap-option="no-wrap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783cm" fo:min-width="6.097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2.037cm" fo:min-width="5.978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1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1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653cm" svg:height="9.905cm" svg:x="1.525cm" svg:y="1.398cm">
          <draw:image xlink:href="Pictures/10000000000004B2000004246CE886D7647FA562.png" xlink:type="simple" xlink:show="embed" xlink:actuate="onLoad">
            <text:p/>
          </draw:image>
        </draw:frame>
        <draw:frame draw:style-name="gr6" draw:text-style-name="P1" draw:layer="layout" svg:width="25.78cm" svg:height="21.716cm" svg:x="1.905cm" svg:y="12.066cm">
          <draw:image xlink:href="Pictures/10000000000004B2000004245270BF8FB38693E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1" draw:layer="layout" svg:width="25.78cm" svg:height="19.684cm" svg:x="1.016cm" svg:y="1.144cm">
          <draw:image xlink:href="Pictures/10000000000004B20000042475504CEFE5145C06.png" xlink:type="simple" xlink:show="embed" xlink:actuate="onLoad">
            <text:p/>
          </draw:image>
        </draw:frame>
        <draw:frame draw:style-name="gr8" draw:text-style-name="P1" draw:layer="layout" svg:width="25.907cm" svg:height="5.968cm" svg:x="1.143cm" svg:y="21.209cm">
          <draw:image xlink:href="Pictures/10000000000004B200000408A2341A327A94B91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9" draw:text-style-name="P1" draw:layer="layout" svg:width="25.78cm" svg:height="21.589cm" svg:x="0.763cm" svg:y="0.636cm">
          <draw:image xlink:href="Pictures/10000000000004B200000424AFE1BCAC765E3CFA.png" xlink:type="simple" xlink:show="embed" xlink:actuate="onLoad">
            <text:p/>
          </draw:image>
        </draw:frame>
        <draw:frame draw:style-name="gr10" draw:text-style-name="P1" draw:layer="layout" svg:width="25.653cm" svg:height="6.349cm" svg:x="0.879cm" svg:y="22.246cm">
          <draw:image xlink:href="Pictures/10000000000004B20000042480A90A974DD62D6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1" draw:text-style-name="P1" draw:layer="layout" svg:width="25.78cm" svg:height="11.937cm" svg:x="0.636cm" svg:y="0.636cm">
          <draw:image xlink:href="Pictures/10000000000004B20000042497525D181DAC3936.png" xlink:type="simple" xlink:show="embed" xlink:actuate="onLoad">
            <text:p/>
          </draw:image>
        </draw:frame>
        <draw:frame draw:style-name="gr12" draw:text-style-name="P1" draw:layer="layout" svg:width="25.272cm" svg:height="12.445cm" svg:x="1.017cm" svg:y="12.701cm">
          <draw:image xlink:href="Pictures/10000000000004B2000004246D2B9C97347F98EC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3" draw:text-style-name="P1" draw:layer="layout" svg:width="24.891cm" svg:height="17.525cm" svg:x="0.89cm" svg:y="0.762cm">
          <draw:image xlink:href="Pictures/10000000000004B200000424D570FBE061AEDB4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4" draw:text-style-name="P1" draw:layer="layout" svg:width="31.802cm" svg:height="22.833cm" svg:x="2.361cm" svg:y="3.837cm">
          <draw:image xlink:href="Pictures/10000000000004B20000035F3767BBDA4FEFC49A.png" xlink:type="simple" xlink:show="embed" xlink:actuate="onLoad">
            <text:p/>
          </draw:image>
        </draw:frame>
        <draw:custom-shape draw:style-name="gr15" draw:text-style-name="P3" draw:layer="layout" svg:width="6.35cm" svg:height="2.286cm" svg:x="3.556cm" svg:y="9.779cm">
          <text:p text:style-name="P2">Open Metadata</text:p>
          <text:p text:style-name="P2">Record For Edit</text:p>
          <draw:enhanced-geometry svg:viewBox="0 0 21600 21600" draw:glue-points="10800 0 0 10800 10800 21600 21600 10800 ?f40 ?f41" draw:text-areas="0 0 21600 21600" draw:type="rectangular-callout" draw:modifiers="20742.9381199811 -10899.169217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596cm" svg:height="2.032cm" svg:x="14.359cm" svg:y="4.46cm">
          <text:p text:style-name="P2">Metadata Record</text:p>
          <text:p text:style-name="P2">Name</text:p>
          <draw:enhanced-geometry svg:viewBox="0 0 21600 21600" draw:glue-points="10800 0 0 10800 10800 21600 21600 10800 ?f40 ?f41" draw:text-areas="0 0 21600 21600" draw:type="rectangular-callout" draw:modifiers="628.649386084584 49117.953762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6.477cm" svg:height="2.286cm" svg:x="3.302cm" svg:y="3.429cm">
          <text:p text:style-name="P2">Create New</text:p>
          <text:p text:style-name="P2">Metadata Record</text:p>
          <draw:enhanced-geometry svg:viewBox="0 0 21600 21600" draw:glue-points="10800 0 0 10800 10800 21600 21600 10800 ?f40 ?f41" draw:text-areas="0 0 21600 21600" draw:type="rectangular-callout" draw:modifiers="17778.8206236493 34463.66418889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4T15:08:24.193347271</dc:date>
    <meta:editing-duration>P1DT51M25S</meta:editing-duration>
    <meta:editing-cycles>26</meta:editing-cycles>
    <meta:generator>LibreOffice/6.0.7.3$Linux_X86_64 LibreOffice_project/00m0$Build-3</meta:generator>
    <meta:document-statistic meta:object-count="17"/>
  </office:meta>
</office:document-meta>
</file>